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0.8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 style:data-style-name="N1"/>
    <style:style style:name="ce16" style:family="table-cell" style:parent-style-name="Default">
      <style:table-cell-properties fo:background-color="#b2b2b2"/>
    </style:style>
    <style:style style:name="ce17" style:family="table-cell" style:parent-style-name="Default" style:data-style-name="N1">
      <style:table-cell-properties fo:background-color="#b2b2b2"/>
    </style:style>
    <style:style style:name="ce1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a" table:style-name="ta1">
        <table:shapes>
          <draw:frame draw:z-index="0" draw:style-name="gr1" draw:text-style-name="P1" svg:width="16.014cm" svg:height="9.012cm" svg:x="16.772cm" svg:y="0.414cm">
            <draw:object draw:notify-on-update-of-ranges="Parabola.I4:Parabola.I20 Parabola.J3:Parabola.J3 Parabola.J4:Parabola.J20 Parabola.K3:Parabola.K3 Parabola.K4:Parabola.K20 Parabola.I3:Parabola.I3 Parabola.I4:Parabola.I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BF(V)</text:p>
          </table:table-cell>
          <table:table-cell table:style-name="ce2" office:value-type="string" calcext:value-type="string">
            <text:p>CP (T)</text:p>
          </table:table-cell>
          <table:table-cell/>
          <table:table-cell table:style-name="Default"/>
          <table:table-cell table:style-name="ce12" office:value-type="string" calcext:value-type="string">
            <text:p>Sanitised T</text:p>
          </table:table-cell>
          <table:table-cell table:number-columns-repeated="2"/>
          <table:table-cell table:style-name="ce12" office:value-type="string" calcext:value-type="string">
            <text:p>Subtract</text:p>
          </table:table-cell>
          <table:table-cell table:style-name="ce12" table:number-columns-repeated="2"/>
          <table:table-cell table:number-columns-repeated="2"/>
          <table:table-cell table:style-name="ce12"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formula="of:=MAX(MIN([.$C$2];254);1)" office:value-type="float" office:value="96" calcext:value-type="float">
            <text:p>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255 – v</text:p>
          </table:table-cell>
          <table:table-cell table:style-name="ce12" office:value-type="string" calcext:value-type="string">
            <text:p>In – t</text:p>
          </table:table-cell>
          <table:table-cell table:style-name="ce12" office:value-type="string" calcext:value-type="string">
            <text:p>(255 – t)</text:p>
          </table:table-cell>
          <table:table-cell table:style-name="ce12" office:value-type="string" calcext:value-type="string">
            <text:p>a*b/c</text:p>
          </table:table-cell>
          <table:table-cell table:style-name="ce12" office:value-type="string" calcext:value-type="string">
            <text:p>+v</text:p>
          </table:table-cell>
          <table:table-cell table:style-name="ce12" office:value-type="string" calcext:value-type="string">
            <text:p>In &gt; t</text:p>
          </table:table-cell>
          <table:table-cell table:style-name="ce12" office:value-type="string" calcext:value-type="string">
            <text:p>V / T</text:p>
          </table:table-cell>
          <table:table-cell table:style-name="ce12" office:value-type="string" calcext:value-type="string">
            <text:p>In * v/t</text:p>
          </table:table-cell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Out+</text:p>
          </table:table-cell>
          <table:table-cell table:style-name="ce12" office:value-type="string" calcext:value-type="string">
            <text:p>Diff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4]-[.$F$2]" office:value-type="float" office:value="159" calcext:value-type="float">
            <text:p>15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4]*[.B4]/[.C4]" office:value-type="float" office:value="240" calcext:value-type="float">
            <text:p>240</text:p>
          </table:table-cell>
          <table:table-cell table:formula="of:=([.D4]+[.$B$2])" office:value-type="float" office:value="255" calcext:value-type="float">
            <text:p>255</text:p>
          </table:table-cell>
          <table:table-cell table:style-name="ce3" table:formula="of:=[.I4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4]*[.G4]" office:value-type="float" office:value="39.84375" calcext:value-type="float">
            <text:p>40</text:p>
          </table:table-cell>
          <table:table-cell table:style-name="ce16" office:value-type="float" office:value="255" calcext:value-type="float">
            <text:p>255</text:p>
          </table:table-cell>
          <table:table-cell table:style-name="ce17" table:formula="of:=IF([.F4];[.E4];[.H4])" office:value-type="float" office:value="255" calcext:value-type="float">
            <text:p>255</text:p>
          </table:table-cell>
          <table:table-cell table:style-name="ce17" table:formula="of:=MAX(IF([.F4];[.J4];[.J4]-[.$I$2]);0)" office:value-type="float" office:value="255" calcext:value-type="float">
            <text:p>255</text:p>
          </table:table-cell>
          <table:table-cell table:style-name="ce17" table:formula="of:=[.I4]-[.J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5]-[.$F$2]" office:value-type="float" office:value="143" calcext:value-type="float">
            <text:p>14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5]*[.B5]/[.C5]" office:value-type="float" office:value="215.849056603774" calcext:value-type="float">
            <text:p>215.849056603774</text:p>
          </table:table-cell>
          <table:table-cell table:formula="of:=([.D5]+[.$B$2])" office:value-type="float" office:value="230.849056603774" calcext:value-type="float">
            <text:p>231</text:p>
          </table:table-cell>
          <table:table-cell table:style-name="ce3" table:formula="of:=[.I5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5]*[.G5]" office:value-type="float" office:value="37.34375" calcext:value-type="float">
            <text:p>37</text:p>
          </table:table-cell>
          <table:table-cell table:style-name="ce16" table:formula="of:=[.I4]-16" office:value-type="float" office:value="239" calcext:value-type="float">
            <text:p>239</text:p>
          </table:table-cell>
          <table:table-cell table:style-name="ce17" table:formula="of:=IF([.F5];[.E5];[.H5])" office:value-type="float" office:value="230.849056603774" calcext:value-type="float">
            <text:p>231</text:p>
          </table:table-cell>
          <table:table-cell table:style-name="ce17" table:formula="of:=MAX(IF([.F5];[.J5];[.J5]-[.$I$2]);0)" office:value-type="float" office:value="230.849056603774" calcext:value-type="float">
            <text:p>231</text:p>
          </table:table-cell>
          <table:table-cell table:style-name="ce17" table:formula="of:=[.I5]-[.J5]" office:value-type="float" office:value="8.15094339622641" calcext:value-type="float">
            <text:p>8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6]-[.$F$2]" office:value-type="float" office:value="127" calcext:value-type="float">
            <text:p>12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6]*[.B6]/[.C6]" office:value-type="float" office:value="191.698113207547" calcext:value-type="float">
            <text:p>191.698113207547</text:p>
          </table:table-cell>
          <table:table-cell table:formula="of:=([.D6]+[.$B$2])" office:value-type="float" office:value="206.698113207547" calcext:value-type="float">
            <text:p>207</text:p>
          </table:table-cell>
          <table:table-cell table:style-name="ce3" table:formula="of:=[.I6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6]*[.G6]" office:value-type="float" office:value="34.84375" calcext:value-type="float">
            <text:p>35</text:p>
          </table:table-cell>
          <table:table-cell table:style-name="ce16" table:formula="of:=[.I5]-16" office:value-type="float" office:value="223" calcext:value-type="float">
            <text:p>223</text:p>
          </table:table-cell>
          <table:table-cell table:style-name="ce17" table:formula="of:=IF([.F6];[.E6];[.H6])" office:value-type="float" office:value="206.698113207547" calcext:value-type="float">
            <text:p>207</text:p>
          </table:table-cell>
          <table:table-cell table:style-name="ce17" table:formula="of:=MAX(IF([.F6];[.J6];[.J6]-[.$I$2]);0)" office:value-type="float" office:value="206.698113207547" calcext:value-type="float">
            <text:p>207</text:p>
          </table:table-cell>
          <table:table-cell table:style-name="ce17" table:formula="of:=[.I6]-[.J6]" office:value-type="float" office:value="16.3018867924528" calcext:value-type="float">
            <text:p>16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7]-[.$F$2]" office:value-type="float" office:value="111" calcext:value-type="float">
            <text:p>11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7]*[.B7]/[.C7]" office:value-type="float" office:value="167.547169811321" calcext:value-type="float">
            <text:p>167.547169811321</text:p>
          </table:table-cell>
          <table:table-cell table:formula="of:=([.D7]+[.$B$2])" office:value-type="float" office:value="182.547169811321" calcext:value-type="float">
            <text:p>183</text:p>
          </table:table-cell>
          <table:table-cell table:style-name="ce3" table:formula="of:=[.I7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7]*[.G7]" office:value-type="float" office:value="32.34375" calcext:value-type="float">
            <text:p>32</text:p>
          </table:table-cell>
          <table:table-cell table:style-name="ce16" table:formula="of:=[.I6]-16" office:value-type="float" office:value="207" calcext:value-type="float">
            <text:p>207</text:p>
          </table:table-cell>
          <table:table-cell table:style-name="ce17" table:formula="of:=IF([.F7];[.E7];[.H7])" office:value-type="float" office:value="182.547169811321" calcext:value-type="float">
            <text:p>183</text:p>
          </table:table-cell>
          <table:table-cell table:style-name="ce17" table:formula="of:=MAX(IF([.F7];[.J7];[.J7]-[.$I$2]);0)" office:value-type="float" office:value="182.547169811321" calcext:value-type="float">
            <text:p>183</text:p>
          </table:table-cell>
          <table:table-cell table:style-name="ce17" table:formula="of:=[.I7]-[.J7]" office:value-type="float" office:value="24.4528301886793" calcext:value-type="float">
            <text:p>24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8]-[.$F$2]" office:value-type="float" office:value="95" calcext:value-type="float">
            <text:p>9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8]*[.B8]/[.C8]" office:value-type="float" office:value="143.396226415094" calcext:value-type="float">
            <text:p>143.396226415094</text:p>
          </table:table-cell>
          <table:table-cell table:formula="of:=([.D8]+[.$B$2])" office:value-type="float" office:value="158.396226415094" calcext:value-type="float">
            <text:p>158</text:p>
          </table:table-cell>
          <table:table-cell table:style-name="ce3" table:formula="of:=[.I8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8]*[.G8]" office:value-type="float" office:value="29.84375" calcext:value-type="float">
            <text:p>30</text:p>
          </table:table-cell>
          <table:table-cell table:style-name="ce16" table:formula="of:=[.I7]-16" office:value-type="float" office:value="191" calcext:value-type="float">
            <text:p>191</text:p>
          </table:table-cell>
          <table:table-cell table:style-name="ce17" table:formula="of:=IF([.F8];[.E8];[.H8])" office:value-type="float" office:value="158.396226415094" calcext:value-type="float">
            <text:p>158</text:p>
          </table:table-cell>
          <table:table-cell table:style-name="ce17" table:formula="of:=MAX(IF([.F8];[.J8];[.J8]-[.$I$2]);0)" office:value-type="float" office:value="158.396226415094" calcext:value-type="float">
            <text:p>158</text:p>
          </table:table-cell>
          <table:table-cell table:style-name="ce17" table:formula="of:=[.I8]-[.J8]" office:value-type="float" office:value="32.6037735849057" calcext:value-type="float">
            <text:p>3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9]-[.$F$2]" office:value-type="float" office:value="79" calcext:value-type="float">
            <text:p>7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9]*[.B9]/[.C9]" office:value-type="float" office:value="119.245283018868" calcext:value-type="float">
            <text:p>119.245283018868</text:p>
          </table:table-cell>
          <table:table-cell table:formula="of:=([.D9]+[.$B$2])" office:value-type="float" office:value="134.245283018868" calcext:value-type="float">
            <text:p>134</text:p>
          </table:table-cell>
          <table:table-cell table:style-name="ce3" table:formula="of:=[.I9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9]*[.G9]" office:value-type="float" office:value="27.34375" calcext:value-type="float">
            <text:p>27</text:p>
          </table:table-cell>
          <table:table-cell table:style-name="ce16" table:formula="of:=[.I8]-16" office:value-type="float" office:value="175" calcext:value-type="float">
            <text:p>175</text:p>
          </table:table-cell>
          <table:table-cell table:style-name="ce17" table:formula="of:=IF([.F9];[.E9];[.H9])" office:value-type="float" office:value="134.245283018868" calcext:value-type="float">
            <text:p>134</text:p>
          </table:table-cell>
          <table:table-cell table:style-name="ce17" table:formula="of:=MAX(IF([.F9];[.J9];[.J9]-[.$I$2]);0)" office:value-type="float" office:value="134.245283018868" calcext:value-type="float">
            <text:p>134</text:p>
          </table:table-cell>
          <table:table-cell table:style-name="ce17" table:formula="of:=[.I9]-[.J9]" office:value-type="float" office:value="40.7547169811321" calcext:value-type="float">
            <text:p>41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0]-[.$F$2]" office:value-type="float" office:value="63" calcext:value-type="float">
            <text:p>6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0]*[.B10]/[.C10]" office:value-type="float" office:value="95.0943396226415" calcext:value-type="float">
            <text:p>95.0943396226415</text:p>
          </table:table-cell>
          <table:table-cell table:formula="of:=([.D10]+[.$B$2])" office:value-type="float" office:value="110.094339622642" calcext:value-type="float">
            <text:p>110</text:p>
          </table:table-cell>
          <table:table-cell table:style-name="ce3" table:formula="of:=[.I10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0]*[.G10]" office:value-type="float" office:value="24.84375" calcext:value-type="float">
            <text:p>25</text:p>
          </table:table-cell>
          <table:table-cell table:style-name="ce16" table:formula="of:=[.I9]-16" office:value-type="float" office:value="159" calcext:value-type="float">
            <text:p>159</text:p>
          </table:table-cell>
          <table:table-cell table:style-name="ce17" table:formula="of:=IF([.F10];[.E10];[.H10])" office:value-type="float" office:value="110.094339622642" calcext:value-type="float">
            <text:p>110</text:p>
          </table:table-cell>
          <table:table-cell table:style-name="ce17" table:formula="of:=MAX(IF([.F10];[.J10];[.J10]-[.$I$2]);0)" office:value-type="float" office:value="110.094339622642" calcext:value-type="float">
            <text:p>110</text:p>
          </table:table-cell>
          <table:table-cell table:style-name="ce17" table:formula="of:=[.I10]-[.J10]" office:value-type="float" office:value="48.9056603773585" calcext:value-type="float">
            <text:p>49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1]-[.$F$2]" office:value-type="float" office:value="47" calcext:value-type="float">
            <text:p>4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1]*[.B11]/[.C11]" office:value-type="float" office:value="70.9433962264151" calcext:value-type="float">
            <text:p>70.9433962264151</text:p>
          </table:table-cell>
          <table:table-cell table:formula="of:=([.D11]+[.$B$2])" office:value-type="float" office:value="85.9433962264151" calcext:value-type="float">
            <text:p>86</text:p>
          </table:table-cell>
          <table:table-cell table:style-name="ce3" table:formula="of:=[.I11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1]*[.G11]" office:value-type="float" office:value="22.34375" calcext:value-type="float">
            <text:p>22</text:p>
          </table:table-cell>
          <table:table-cell table:style-name="ce16" table:formula="of:=[.I10]-16" office:value-type="float" office:value="143" calcext:value-type="float">
            <text:p>143</text:p>
          </table:table-cell>
          <table:table-cell table:style-name="ce17" table:formula="of:=IF([.F11];[.E11];[.H11])" office:value-type="float" office:value="85.9433962264151" calcext:value-type="float">
            <text:p>86</text:p>
          </table:table-cell>
          <table:table-cell table:style-name="ce17" table:formula="of:=MAX(IF([.F11];[.J11];[.J11]-[.$I$2]);0)" office:value-type="float" office:value="85.9433962264151" calcext:value-type="float">
            <text:p>86</text:p>
          </table:table-cell>
          <table:table-cell table:style-name="ce17" table:formula="of:=[.I11]-[.J11]" office:value-type="float" office:value="57.0566037735849" calcext:value-type="float">
            <text:p>5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2]-[.$F$2]" office:value-type="float" office:value="31" calcext:value-type="float">
            <text:p>3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2]*[.B12]/[.C12]" office:value-type="float" office:value="46.7924528301887" calcext:value-type="float">
            <text:p>46.7924528301887</text:p>
          </table:table-cell>
          <table:table-cell table:formula="of:=([.D12]+[.$B$2])" office:value-type="float" office:value="61.7924528301887" calcext:value-type="float">
            <text:p>62</text:p>
          </table:table-cell>
          <table:table-cell table:style-name="ce3" table:formula="of:=[.I12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2]*[.G12]" office:value-type="float" office:value="19.84375" calcext:value-type="float">
            <text:p>20</text:p>
          </table:table-cell>
          <table:table-cell table:style-name="ce16" table:formula="of:=[.I11]-16" office:value-type="float" office:value="127" calcext:value-type="float">
            <text:p>127</text:p>
          </table:table-cell>
          <table:table-cell table:style-name="ce17" table:formula="of:=IF([.F12];[.E12];[.H12])" office:value-type="float" office:value="61.7924528301887" calcext:value-type="float">
            <text:p>62</text:p>
          </table:table-cell>
          <table:table-cell table:style-name="ce17" table:formula="of:=MAX(IF([.F12];[.J12];[.J12]-[.$I$2]);0)" office:value-type="float" office:value="61.7924528301887" calcext:value-type="float">
            <text:p>62</text:p>
          </table:table-cell>
          <table:table-cell table:style-name="ce17" table:formula="of:=[.I12]-[.J12]" office:value-type="float" office:value="65.2075471698113" calcext:value-type="float">
            <text:p>65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3]-[.$F$2]" office:value-type="float" office:value="15" calcext:value-type="float">
            <text:p>1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3]*[.B13]/[.C13]" office:value-type="float" office:value="22.6415094339623" calcext:value-type="float">
            <text:p>22.6415094339623</text:p>
          </table:table-cell>
          <table:table-cell table:formula="of:=([.D13]+[.$B$2])" office:value-type="float" office:value="37.6415094339623" calcext:value-type="float">
            <text:p>38</text:p>
          </table:table-cell>
          <table:table-cell table:style-name="ce3" table:formula="of:=[.I13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3]*[.G13]" office:value-type="float" office:value="17.34375" calcext:value-type="float">
            <text:p>17</text:p>
          </table:table-cell>
          <table:table-cell table:style-name="ce16" table:formula="of:=[.I12]-16" office:value-type="float" office:value="111" calcext:value-type="float">
            <text:p>111</text:p>
          </table:table-cell>
          <table:table-cell table:style-name="ce17" table:formula="of:=IF([.F13];[.E13];[.H13])" office:value-type="float" office:value="37.6415094339623" calcext:value-type="float">
            <text:p>38</text:p>
          </table:table-cell>
          <table:table-cell table:style-name="ce17" table:formula="of:=MAX(IF([.F13];[.J13];[.J13]-[.$I$2]);0)" office:value-type="float" office:value="37.6415094339623" calcext:value-type="float">
            <text:p>38</text:p>
          </table:table-cell>
          <table:table-cell table:style-name="ce17" table:formula="of:=[.I13]-[.J13]" office:value-type="float" office:value="73.3584905660377" calcext:value-type="float">
            <text:p>7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4]-[.$F$2]" office:value-type="float" office:value="-1" calcext:value-type="float">
            <text:p>-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4]*[.B14]/[.C14]" office:value-type="float" office:value="-1.50943396226415" calcext:value-type="float">
            <text:p>-1.50943396226415</text:p>
          </table:table-cell>
          <table:table-cell table:formula="of:=([.D14]+[.$B$2])" office:value-type="float" office:value="13.4905660377359" calcext:value-type="float">
            <text:p>13</text:p>
          </table:table-cell>
          <table:table-cell table:style-name="ce3" table:formula="of:=[.I14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4]*[.G14]" office:value-type="float" office:value="14.84375" calcext:value-type="float">
            <text:p>15</text:p>
          </table:table-cell>
          <table:table-cell table:style-name="ce16" table:formula="of:=[.I13]-16" office:value-type="float" office:value="95" calcext:value-type="float">
            <text:p>95</text:p>
          </table:table-cell>
          <table:table-cell table:style-name="ce17" table:formula="of:=IF([.F14];[.E14];[.H14])" office:value-type="float" office:value="14.84375" calcext:value-type="float">
            <text:p>15</text:p>
          </table:table-cell>
          <table:table-cell table:style-name="ce17" table:formula="of:=MAX(IF([.F14];[.J14];[.J14]-[.$I$2]);0)" office:value-type="float" office:value="9.84375" calcext:value-type="float">
            <text:p>10</text:p>
          </table:table-cell>
          <table:table-cell table:style-name="ce17" table:formula="of:=[.I14]-[.J14]" office:value-type="float" office:value="80.15625" calcext:value-type="float">
            <text:p>8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5]-[.$F$2]" office:value-type="float" office:value="-17" calcext:value-type="float">
            <text:p>-17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5]*[.B15]/[.C15]" office:value-type="float" office:value="-25.6603773584906" calcext:value-type="float">
            <text:p>-25.6603773584906</text:p>
          </table:table-cell>
          <table:table-cell table:formula="of:=([.D15]+[.$B$2])" office:value-type="float" office:value="-10.6603773584906" calcext:value-type="float">
            <text:p>-11</text:p>
          </table:table-cell>
          <table:table-cell table:style-name="ce3" table:formula="of:=[.I15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5]*[.G15]" office:value-type="float" office:value="12.34375" calcext:value-type="float">
            <text:p>12</text:p>
          </table:table-cell>
          <table:table-cell table:style-name="ce16" table:formula="of:=[.I14]-16" office:value-type="float" office:value="79" calcext:value-type="float">
            <text:p>79</text:p>
          </table:table-cell>
          <table:table-cell table:style-name="ce17" table:formula="of:=IF([.F15];[.E15];[.H15])" office:value-type="float" office:value="12.34375" calcext:value-type="float">
            <text:p>12</text:p>
          </table:table-cell>
          <table:table-cell table:style-name="ce17" table:formula="of:=MAX(IF([.F15];[.J15];[.J15]-[.$I$2]);0)" office:value-type="float" office:value="7.34375" calcext:value-type="float">
            <text:p>7</text:p>
          </table:table-cell>
          <table:table-cell table:style-name="ce17" table:formula="of:=[.I15]-[.J15]" office:value-type="float" office:value="66.65625" calcext:value-type="float">
            <text:p>67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6]-[.$F$2]" office:value-type="float" office:value="-33" calcext:value-type="float">
            <text:p>-33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6]*[.B16]/[.C16]" office:value-type="float" office:value="-49.811320754717" calcext:value-type="float">
            <text:p>-49.811320754717</text:p>
          </table:table-cell>
          <table:table-cell table:formula="of:=([.D16]+[.$B$2])" office:value-type="float" office:value="-34.811320754717" calcext:value-type="float">
            <text:p>-35</text:p>
          </table:table-cell>
          <table:table-cell table:style-name="ce3" table:formula="of:=[.I16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6]*[.G16]" office:value-type="float" office:value="9.84375" calcext:value-type="float">
            <text:p>10</text:p>
          </table:table-cell>
          <table:table-cell table:style-name="ce16" table:formula="of:=[.I15]-16" office:value-type="float" office:value="63" calcext:value-type="float">
            <text:p>63</text:p>
          </table:table-cell>
          <table:table-cell table:style-name="ce17" table:formula="of:=IF([.F16];[.E16];[.H16])" office:value-type="float" office:value="9.84375" calcext:value-type="float">
            <text:p>10</text:p>
          </table:table-cell>
          <table:table-cell table:style-name="ce17" table:formula="of:=MAX(IF([.F16];[.J16];[.J16]-[.$I$2]);0)" office:value-type="float" office:value="4.84375" calcext:value-type="float">
            <text:p>5</text:p>
          </table:table-cell>
          <table:table-cell table:style-name="ce17" table:formula="of:=[.I16]-[.J16]" office:value-type="float" office:value="53.15625" calcext:value-type="float">
            <text:p>5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7]-[.$F$2]" office:value-type="float" office:value="-49" calcext:value-type="float">
            <text:p>-49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7]*[.B17]/[.C17]" office:value-type="float" office:value="-73.9622641509434" calcext:value-type="float">
            <text:p>-73.9622641509434</text:p>
          </table:table-cell>
          <table:table-cell table:formula="of:=([.D17]+[.$B$2])" office:value-type="float" office:value="-58.9622641509434" calcext:value-type="float">
            <text:p>-59</text:p>
          </table:table-cell>
          <table:table-cell table:style-name="ce3" table:formula="of:=[.I17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7]*[.G17]" office:value-type="float" office:value="7.34375" calcext:value-type="float">
            <text:p>7</text:p>
          </table:table-cell>
          <table:table-cell table:style-name="ce16" table:formula="of:=[.I16]-16" office:value-type="float" office:value="47" calcext:value-type="float">
            <text:p>47</text:p>
          </table:table-cell>
          <table:table-cell table:style-name="ce17" table:formula="of:=IF([.F17];[.E17];[.H17])" office:value-type="float" office:value="7.34375" calcext:value-type="float">
            <text:p>7</text:p>
          </table:table-cell>
          <table:table-cell table:style-name="ce17" table:formula="of:=MAX(IF([.F17];[.J17];[.J17]-[.$I$2]);0)" office:value-type="float" office:value="2.34375" calcext:value-type="float">
            <text:p>2</text:p>
          </table:table-cell>
          <table:table-cell table:style-name="ce17" table:formula="of:=[.I17]-[.J17]" office:value-type="float" office:value="39.65625" calcext:value-type="float">
            <text:p>4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8]-[.$F$2]" office:value-type="float" office:value="-65" calcext:value-type="float">
            <text:p>-65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8]*[.B18]/[.C18]" office:value-type="float" office:value="-98.1132075471698" calcext:value-type="float">
            <text:p>-98.1132075471698</text:p>
          </table:table-cell>
          <table:table-cell table:formula="of:=([.D18]+[.$B$2])" office:value-type="float" office:value="-83.1132075471698" calcext:value-type="float">
            <text:p>-83</text:p>
          </table:table-cell>
          <table:table-cell table:style-name="ce3" table:formula="of:=[.I18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8]*[.G18]" office:value-type="float" office:value="4.84375" calcext:value-type="float">
            <text:p>5</text:p>
          </table:table-cell>
          <table:table-cell table:style-name="ce16" table:formula="of:=[.I17]-16" office:value-type="float" office:value="31" calcext:value-type="float">
            <text:p>31</text:p>
          </table:table-cell>
          <table:table-cell table:style-name="ce17" table:formula="of:=IF([.F18];[.E18];[.H18])" office:value-type="float" office:value="4.84375" calcext:value-type="float">
            <text:p>5</text:p>
          </table:table-cell>
          <table:table-cell table:style-name="ce17" table:formula="of:=MAX(IF([.F18];[.J18];[.J18]-[.$I$2]);0)" office:value-type="float" office:value="0" calcext:value-type="float">
            <text:p>0</text:p>
          </table:table-cell>
          <table:table-cell table:style-name="ce17" table:formula="of:=[.I18]-[.J18]" office:value-type="float" office:value="26.15625" calcext:value-type="float">
            <text:p>26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19]-[.$F$2]" office:value-type="float" office:value="-81" calcext:value-type="float">
            <text:p>-81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19]*[.B19]/[.C19]" office:value-type="float" office:value="-122.264150943396" calcext:value-type="float">
            <text:p>-122.264150943396</text:p>
          </table:table-cell>
          <table:table-cell table:formula="of:=([.D19]+[.$B$2])" office:value-type="float" office:value="-107.264150943396" calcext:value-type="float">
            <text:p>-107</text:p>
          </table:table-cell>
          <table:table-cell table:style-name="ce3" table:formula="of:=[.I19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19]*[.G19]" office:value-type="float" office:value="2.34375" calcext:value-type="float">
            <text:p>2</text:p>
          </table:table-cell>
          <table:table-cell table:style-name="ce16" table:formula="of:=[.I18]-16" office:value-type="float" office:value="15" calcext:value-type="float">
            <text:p>15</text:p>
          </table:table-cell>
          <table:table-cell table:style-name="ce17" table:formula="of:=IF([.F19];[.E19];[.H19])" office:value-type="float" office:value="2.34375" calcext:value-type="float">
            <text:p>2</text:p>
          </table:table-cell>
          <table:table-cell table:style-name="ce17" table:formula="of:=MAX(IF([.F19];[.J19];[.J19]-[.$I$2]);0)" office:value-type="float" office:value="0" calcext:value-type="float">
            <text:p>0</text:p>
          </table:table-cell>
          <table:table-cell table:style-name="ce17" table:formula="of:=[.I19]-[.J19]" office:value-type="float" office:value="12.65625" calcext:value-type="float">
            <text:p>13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20]-[.$F$2]" office:value-type="float" office:value="-96" calcext:value-type="float">
            <text:p>-96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0]*[.B20]/[.C20]" office:value-type="float" office:value="-144.905660377358" calcext:value-type="float">
            <text:p>-144.905660377358</text:p>
          </table:table-cell>
          <table:table-cell table:formula="of:=([.D20]+[.$B$2])" office:value-type="float" office:value="-129.905660377359" calcext:value-type="float">
            <text:p>-130</text:p>
          </table:table-cell>
          <table:table-cell table:style-name="ce3" table:formula="of:=[.I20]&gt;[.$F$2]" office:value-type="boolean" office:boolean-value="false" calcext:value-type="boolean">
            <text:p>FALS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20]*[.G20]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IF([.F20];[.E20];[.H20])" office:value-type="float" office:value="0" calcext:value-type="float">
            <text:p>0</text:p>
          </table:table-cell>
          <table:table-cell table:style-name="ce17" table:formula="of:=MAX(IF([.F20];[.J20];[.J20]-[.$I$2]);0)" office:value-type="float" office:value="0" calcext:value-type="float">
            <text:p>0</text:p>
          </table:table-cell>
          <table:table-cell table:style-name="ce17" table:formula="of:=[.I20]-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(255 - [.$B$2])" office:value-type="float" office:value="240" calcext:value-type="float">
            <text:p>240</text:p>
          </table:table-cell>
          <table:table-cell table:formula="of:=[.I21]-[.$F$2]" office:value-type="float" office:value="48" calcext:value-type="float">
            <text:p>48</text:p>
          </table:table-cell>
          <table:table-cell table:formula="of:=255 - [.$F$2]" office:value-type="float" office:value="159" calcext:value-type="float">
            <text:p>159</text:p>
          </table:table-cell>
          <table:table-cell table:formula="of:=[.A21]*[.B21]/[.C21]" office:value-type="float" office:value="72.4528301886793" calcext:value-type="float">
            <text:p>72.4528301886793</text:p>
          </table:table-cell>
          <table:table-cell table:formula="of:=([.D21]+[.$B$2])" office:value-type="float" office:value="87.4528301886793" calcext:value-type="float">
            <text:p>87</text:p>
          </table:table-cell>
          <table:table-cell table:style-name="ce3" table:formula="of:=[.I21]&gt;[.$F$2]" office:value-type="boolean" office:boolean-value="true" calcext:value-type="boolean">
            <text:p>TRUE</text:p>
          </table:table-cell>
          <table:table-cell table:formula="of:=[.$B$2]/[.$F$2]" office:value-type="float" office:value="0.15625" calcext:value-type="float">
            <text:p>0.15625</text:p>
          </table:table-cell>
          <table:table-cell table:style-name="ce4" table:formula="of:=[.I21]*[.G21]" office:value-type="float" office:value="22.5" calcext:value-type="float">
            <text:p>23</text:p>
          </table:table-cell>
          <table:table-cell table:style-name="ce16" office:value-type="float" office:value="144" calcext:value-type="float">
            <text:p>144</text:p>
          </table:table-cell>
          <table:table-cell table:style-name="ce17" table:formula="of:=IF([.F21];[.E21];[.H21])" office:value-type="float" office:value="87.4528301886793" calcext:value-type="float">
            <text:p>87</text:p>
          </table:table-cell>
          <table:table-cell table:style-name="ce17" table:formula="of:=MAX(IF([.F21];[.J21];[.J21]-[.$I$2]);0)" office:value-type="float" office:value="87.4528301886793" calcext:value-type="float">
            <text:p>87</text:p>
          </table:table-cell>
          <table:table-cell table:style-name="ce17" table:formula="of:=[.I21]-[.J21]" office:value-type="float" office:value="56.5471698113208" calcext:value-type="float">
            <text:p>57</text:p>
          </table:table-cell>
          <table:table-cell table:number-columns-repeated="4"/>
        </table:table-row>
        <table:table-row table:style-name="ro1" table:number-rows-repeated="16">
          <table:table-cell table:number-columns-repeated="2"/>
          <table:table-cell table:style-name="ce3"/>
          <table:table-cell table:number-columns-repeated="13"/>
        </table:table-row>
        <table:table-row table:style-name="ro1">
          <table:table-cell table:number-columns-repeated="2"/>
          <table:table-cell table:style-name="ce3"/>
          <table:table-cell table:number-columns-repeated="13"/>
        </table:table-row>
      </table:table>
      <table:table table:name="Divide" table:style-name="ta1">
        <table:table-column table:style-name="co10" table:number-columns-repeated="2" table:default-cell-style-name="ce16"/>
        <table:table-column table:style-name="co10" table:default-cell-style-name="ce17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8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Multiplier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]/[.$E$2]" office:value-type="float" office:value="2.55" calcext:value-type="float">
            <text:p>2.55</text:p>
          </table:table-cell>
          <table:table-cell table:formula="of:=[.A2]-[.B2]" office:value-type="float" office:value="252.45" calcext:value-type="float">
            <text:p>252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[.A3]/[.$E$2]" office:value-type="float" office:value="2.39" calcext:value-type="float">
            <text:p>2.39</text:p>
          </table:table-cell>
          <table:table-cell table:formula="of:=[.A3]-[.B3]" office:value-type="float" office:value="236.61" calcext:value-type="float">
            <text:p>237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[.A4]/[.$E$2]" office:value-type="float" office:value="2.23" calcext:value-type="float">
            <text:p>2.23</text:p>
          </table:table-cell>
          <table:table-cell table:formula="of:=[.A4]-[.B4]" office:value-type="float" office:value="220.77" calcext:value-type="float">
            <text:p>221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[.A5]/[.$E$2]" office:value-type="float" office:value="2.07" calcext:value-type="float">
            <text:p>2.07</text:p>
          </table:table-cell>
          <table:table-cell table:formula="of:=[.A5]-[.B5]" office:value-type="float" office:value="204.93" calcext:value-type="float">
            <text:p>20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[.A6]/[.$E$2]" office:value-type="float" office:value="1.91" calcext:value-type="float">
            <text:p>1.91</text:p>
          </table:table-cell>
          <table:table-cell table:formula="of:=[.A6]-[.B6]" office:value-type="float" office:value="189.09" calcext:value-type="float">
            <text:p>189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[.A7]/[.$E$2]" office:value-type="float" office:value="1.75" calcext:value-type="float">
            <text:p>1.75</text:p>
          </table:table-cell>
          <table:table-cell table:formula="of:=[.A7]-[.B7]" office:value-type="float" office:value="173.25" calcext:value-type="float">
            <text:p>173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[.A8]/[.$E$2]" office:value-type="float" office:value="1.59" calcext:value-type="float">
            <text:p>1.59</text:p>
          </table:table-cell>
          <table:table-cell table:formula="of:=[.A8]-[.B8]" office:value-type="float" office:value="157.41" calcext:value-type="float">
            <text:p>157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[.A9]/[.$E$2]" office:value-type="float" office:value="1.43" calcext:value-type="float">
            <text:p>1.43</text:p>
          </table:table-cell>
          <table:table-cell table:formula="of:=[.A9]-[.B9]" office:value-type="float" office:value="141.57" calcext:value-type="float">
            <text:p>142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[.A10]/[.$E$2]" office:value-type="float" office:value="1.27" calcext:value-type="float">
            <text:p>1.27</text:p>
          </table:table-cell>
          <table:table-cell table:formula="of:=[.A10]-[.B10]" office:value-type="float" office:value="125.73" calcext:value-type="float">
            <text:p>126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[.A11]/[.$E$2]" office:value-type="float" office:value="1.11" calcext:value-type="float">
            <text:p>1.11</text:p>
          </table:table-cell>
          <table:table-cell table:formula="of:=[.A11]-[.B11]" office:value-type="float" office:value="109.89" calcext:value-type="float">
            <text:p>110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[.A12]/[.$E$2]" office:value-type="float" office:value="0.95" calcext:value-type="float">
            <text:p>0.95</text:p>
          </table:table-cell>
          <table:table-cell table:formula="of:=[.A12]-[.B12]" office:value-type="float" office:value="94.05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[.A13]/[.$E$2]" office:value-type="float" office:value="0.79" calcext:value-type="float">
            <text:p>0.79</text:p>
          </table:table-cell>
          <table:table-cell table:formula="of:=[.A13]-[.B13]" office:value-type="float" office:value="78.21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[.A14]/[.$E$2]" office:value-type="float" office:value="0.63" calcext:value-type="float">
            <text:p>0.63</text:p>
          </table:table-cell>
          <table:table-cell table:formula="of:=[.A14]-[.B14]" office:value-type="float" office:value="62.37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[.A15]/[.$E$2]" office:value-type="float" office:value="0.47" calcext:value-type="float">
            <text:p>0.47</text:p>
          </table:table-cell>
          <table:table-cell table:formula="of:=[.A15]-[.B15]" office:value-type="float" office:value="46.53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[.A16]/[.$E$2]" office:value-type="float" office:value="0.31" calcext:value-type="float">
            <text:p>0.31</text:p>
          </table:table-cell>
          <table:table-cell table:formula="of:=[.A16]-[.B16]" office:value-type="float" office:value="30.69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[.A17]/[.$E$2]" office:value-type="float" office:value="0.15" calcext:value-type="float">
            <text:p>0.15</text:p>
          </table:table-cell>
          <table:table-cell table:formula="of:=[.A17]-[.B17]" office:value-type="float" office:value="14.8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[.$E$2]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Linear" table:style-name="ta1">
        <table:table-column table:style-name="co10" table:number-columns-repeated="3" table:default-cell-style-name="ce16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Amount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[.$E$2];0)" office:value-type="float" office:value="210" calcext:value-type="float">
            <text:p>210</text:p>
          </table:table-cell>
          <table:table-cell table:formula="of:=[.A2]-[.B2]"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[.$E$2];0)" office:value-type="float" office:value="194" calcext:value-type="float">
            <text:p>194</text:p>
          </table:table-cell>
          <table:table-cell table:formula="of:=[.A3]-[.B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[.$E$2];0)" office:value-type="float" office:value="178" calcext:value-type="float">
            <text:p>178</text:p>
          </table:table-cell>
          <table:table-cell table:formula="of:=[.A4]-[.B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[.$E$2];0)" office:value-type="float" office:value="162" calcext:value-type="float">
            <text:p>162</text:p>
          </table:table-cell>
          <table:table-cell table:formula="of:=[.A5]-[.B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[.$E$2];0)" office:value-type="float" office:value="146" calcext:value-type="float">
            <text:p>146</text:p>
          </table:table-cell>
          <table:table-cell table:formula="of:=[.A6]-[.B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[.$E$2];0)" office:value-type="float" office:value="130" calcext:value-type="float">
            <text:p>130</text:p>
          </table:table-cell>
          <table:table-cell table:formula="of:=[.A7]-[.B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[.$E$2];0)" office:value-type="float" office:value="114" calcext:value-type="float">
            <text:p>114</text:p>
          </table:table-cell>
          <table:table-cell table:formula="of:=[.A8]-[.B8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[.$E$2];0)" office:value-type="float" office:value="98" calcext:value-type="float">
            <text:p>98</text:p>
          </table:table-cell>
          <table:table-cell table:formula="of:=[.A9]-[.B9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[.$E$2];0)" office:value-type="float" office:value="82" calcext:value-type="float">
            <text:p>82</text:p>
          </table:table-cell>
          <table:table-cell table:formula="of:=[.A10]-[.B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[.$E$2];0)" office:value-type="float" office:value="66" calcext:value-type="float">
            <text:p>66</text:p>
          </table:table-cell>
          <table:table-cell table:formula="of:=[.A11]-[.B11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[.$E$2];0)" office:value-type="float" office:value="50" calcext:value-type="float">
            <text:p>50</text:p>
          </table:table-cell>
          <table:table-cell table:formula="of:=[.A12]-[.B12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[.$E$2];0)" office:value-type="float" office:value="34" calcext:value-type="float">
            <text:p>34</text:p>
          </table:table-cell>
          <table:table-cell table:formula="of:=[.A13]-[.B13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[.$E$2];0)" office:value-type="float" office:value="18" calcext:value-type="float">
            <text:p>18</text:p>
          </table:table-cell>
          <table:table-cell table:formula="of:=[.A14]-[.B1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[.$E$2];0)" office:value-type="float" office:value="2" calcext:value-type="float">
            <text:p>2</text:p>
          </table:table-cell>
          <table:table-cell table:formula="of:=[.A15]-[.B15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portional" table:style-name="ta1">
        <table:table-column table:style-name="co10" table:default-cell-style-name="ce16"/>
        <table:table-column table:style-name="co10" table:default-cell-style-name="ce17"/>
        <table:table-column table:style-name="co10" table:default-cell-style-name="ce16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In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Diff</text:p>
          </table:table-cell>
          <table:table-cell/>
          <table:table-cell table:style-name="ce12" office:value-type="string" calcext:value-type="string">
            <text:p>Proporti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MAX([.A2]-(255-[.A2])*[.$E$2];0)" office:value-type="float" office:value="255" calcext:value-type="float">
            <text:p>255</text:p>
          </table:table-cell>
          <table:table-cell table:formula="of:=[.A2]-[.B2]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</table:table-row>
        <table:table-row table:style-name="ro1">
          <table:table-cell table:formula="of:=[.A2]-16" office:value-type="float" office:value="239" calcext:value-type="float">
            <text:p>239</text:p>
          </table:table-cell>
          <table:table-cell table:formula="of:=MAX([.A3]-(255-[.A3])*[.$E$2];0)" office:value-type="float" office:value="230.2" calcext:value-type="float">
            <text:p>230</text:p>
          </table:table-cell>
          <table:table-cell table:formula="of:=[.A3]-[.B3]" office:value-type="float" office:value="8.80000000000001" calcext:value-type="float">
            <text:p>8.80000000000001</text:p>
          </table:table-cell>
          <table:table-cell table:number-columns-repeated="2"/>
        </table:table-row>
        <table:table-row table:style-name="ro1">
          <table:table-cell table:formula="of:=[.A3]-16" office:value-type="float" office:value="223" calcext:value-type="float">
            <text:p>223</text:p>
          </table:table-cell>
          <table:table-cell table:formula="of:=MAX([.A4]-(255-[.A4])*[.$E$2];0)" office:value-type="float" office:value="205.4" calcext:value-type="float">
            <text:p>205</text:p>
          </table:table-cell>
          <table:table-cell table:formula="of:=[.A4]-[.B4]" office:value-type="float" office:value="17.6" calcext:value-type="float">
            <text:p>17.6</text:p>
          </table:table-cell>
          <table:table-cell table:number-columns-repeated="2"/>
        </table:table-row>
        <table:table-row table:style-name="ro1">
          <table:table-cell table:formula="of:=[.A4]-16" office:value-type="float" office:value="207" calcext:value-type="float">
            <text:p>207</text:p>
          </table:table-cell>
          <table:table-cell table:formula="of:=MAX([.A5]-(255-[.A5])*[.$E$2];0)" office:value-type="float" office:value="180.6" calcext:value-type="float">
            <text:p>181</text:p>
          </table:table-cell>
          <table:table-cell table:formula="of:=[.A5]-[.B5]" office:value-type="float" office:value="26.4" calcext:value-type="float">
            <text:p>26.4</text:p>
          </table:table-cell>
          <table:table-cell table:number-columns-repeated="2"/>
        </table:table-row>
        <table:table-row table:style-name="ro1">
          <table:table-cell table:formula="of:=[.A5]-16" office:value-type="float" office:value="191" calcext:value-type="float">
            <text:p>191</text:p>
          </table:table-cell>
          <table:table-cell table:formula="of:=MAX([.A6]-(255-[.A6])*[.$E$2];0)" office:value-type="float" office:value="155.8" calcext:value-type="float">
            <text:p>156</text:p>
          </table:table-cell>
          <table:table-cell table:formula="of:=[.A6]-[.B6]"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table:formula="of:=[.A6]-16" office:value-type="float" office:value="175" calcext:value-type="float">
            <text:p>175</text:p>
          </table:table-cell>
          <table:table-cell table:formula="of:=MAX([.A7]-(255-[.A7])*[.$E$2];0)" office:value-type="float" office:value="131" calcext:value-type="float">
            <text:p>131</text:p>
          </table:table-cell>
          <table:table-cell table:formula="of:=[.A7]-[.B7]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7]-16" office:value-type="float" office:value="159" calcext:value-type="float">
            <text:p>159</text:p>
          </table:table-cell>
          <table:table-cell table:formula="of:=MAX([.A8]-(255-[.A8])*[.$E$2];0)" office:value-type="float" office:value="106.2" calcext:value-type="float">
            <text:p>106</text:p>
          </table:table-cell>
          <table:table-cell table:formula="of:=[.A8]-[.B8]" office:value-type="float" office:value="52.8" calcext:value-type="float">
            <text:p>52.8</text:p>
          </table:table-cell>
          <table:table-cell table:number-columns-repeated="2"/>
        </table:table-row>
        <table:table-row table:style-name="ro1">
          <table:table-cell table:formula="of:=[.A8]-16" office:value-type="float" office:value="143" calcext:value-type="float">
            <text:p>143</text:p>
          </table:table-cell>
          <table:table-cell table:formula="of:=MAX([.A9]-(255-[.A9])*[.$E$2];0)" office:value-type="float" office:value="81.4" calcext:value-type="float">
            <text:p>81</text:p>
          </table:table-cell>
          <table:table-cell table:formula="of:=[.A9]-[.B9]"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table:formula="of:=[.A9]-16" office:value-type="float" office:value="127" calcext:value-type="float">
            <text:p>127</text:p>
          </table:table-cell>
          <table:table-cell table:formula="of:=MAX([.A10]-(255-[.A10])*[.$E$2];0)" office:value-type="float" office:value="56.6" calcext:value-type="float">
            <text:p>57</text:p>
          </table:table-cell>
          <table:table-cell table:formula="of:=[.A10]-[.B10]" office:value-type="float" office:value="70.4" calcext:value-type="float">
            <text:p>70.4</text:p>
          </table:table-cell>
          <table:table-cell table:number-columns-repeated="2"/>
        </table:table-row>
        <table:table-row table:style-name="ro1">
          <table:table-cell table:formula="of:=[.A10]-16" office:value-type="float" office:value="111" calcext:value-type="float">
            <text:p>111</text:p>
          </table:table-cell>
          <table:table-cell table:formula="of:=MAX([.A11]-(255-[.A11])*[.$E$2];0)" office:value-type="float" office:value="31.8" calcext:value-type="float">
            <text:p>32</text:p>
          </table:table-cell>
          <table:table-cell table:formula="of:=[.A11]-[.B11]" office:value-type="float" office:value="79.2" calcext:value-type="float">
            <text:p>79.2</text:p>
          </table:table-cell>
          <table:table-cell table:number-columns-repeated="2"/>
        </table:table-row>
        <table:table-row table:style-name="ro1">
          <table:table-cell table:formula="of:=[.A11]-16" office:value-type="float" office:value="95" calcext:value-type="float">
            <text:p>95</text:p>
          </table:table-cell>
          <table:table-cell table:formula="of:=MAX([.A12]-(255-[.A12])*[.$E$2];0)" office:value-type="float" office:value="7" calcext:value-type="float">
            <text:p>7</text:p>
          </table:table-cell>
          <table:table-cell table:formula="of:=[.A12]-[.B12]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[.A12]-16" office:value-type="float" office:value="79" calcext:value-type="float">
            <text:p>79</text:p>
          </table:table-cell>
          <table:table-cell table:formula="of:=MAX([.A13]-(255-[.A13])*[.$E$2];0)" office:value-type="float" office:value="0" calcext:value-type="float">
            <text:p>0</text:p>
          </table:table-cell>
          <table:table-cell table:formula="of:=[.A13]-[.B1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3]-16" office:value-type="float" office:value="63" calcext:value-type="float">
            <text:p>63</text:p>
          </table:table-cell>
          <table:table-cell table:formula="of:=MAX([.A14]-(255-[.A14])*[.$E$2];0)" office:value-type="float" office:value="0" calcext:value-type="float">
            <text:p>0</text:p>
          </table:table-cell>
          <table:table-cell table:formula="of:=[.A14]-[.B1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14]-16" office:value-type="float" office:value="47" calcext:value-type="float">
            <text:p>47</text:p>
          </table:table-cell>
          <table:table-cell table:formula="of:=MAX([.A15]-(255-[.A15])*[.$E$2];0)" office:value-type="float" office:value="0" calcext:value-type="float">
            <text:p>0</text:p>
          </table:table-cell>
          <table:table-cell table:formula="of:=[.A15]-[.B15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15]-16" office:value-type="float" office:value="31" calcext:value-type="float">
            <text:p>31</text:p>
          </table:table-cell>
          <table:table-cell table:formula="of:=MAX([.A16]-(255-[.A16])*[.$E$2];0)" office:value-type="float" office:value="0" calcext:value-type="float">
            <text:p>0</text:p>
          </table:table-cell>
          <table:table-cell table:formula="of:=[.A16]-[.B16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16]-16" office:value-type="float" office:value="15" calcext:value-type="float">
            <text:p>15</text:p>
          </table:table-cell>
          <table:table-cell table:formula="of:=MAX([.A17]-(255-[.A17])*[.$E$2];0)" office:value-type="float" office:value="0" calcext:value-type="float">
            <text:p>0</text:p>
          </table:table-cell>
          <table:table-cell table:formula="of:=[.A17]-[.B17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A18]-(255-[.A18])*[.$E$2];0)" office:value-type="float" office:value="0" calcext:value-type="float">
            <text:p>0</text:p>
          </table:table-cell>
          <table:table-cell table:formula="of:=[.A18]-[.B1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5:00:19.100186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2:00:33.193830054</meta:creation-date>
    <dc:date>2020-07-19T15:43:18.857445599</dc:date>
    <meta:editing-duration>PT21H29M43S</meta:editing-duration>
    <meta:editing-cycles>67</meta:editing-cycles>
    <meta:generator>LibreOffice/6.4.4.2$Linux_X86_64 LibreOffice_project/40$Build-2</meta:generator>
    <meta:document-statistic meta:table-count="4" meta:cell-count="4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13cm" xlink:href=".." xlink:type="simple" chart:class="chart:line" chart:column-mapping="0 1" chart:style-name="ch1">
        <chart:legend chart:legend-position="end" svg:x="14.451cm" svg:y="3.676cm" style:legend-expansion="high" chart:style-name="ch2"/>
        <chart:plot-area chart:style-name="ch3" table:cell-range-address="Parabola.I3:Parabola.K20" chart:data-source-has-labels="both" svg:x="0.32cm" svg:y="0.18cm" svg:width="13.811cm" svg:height="8.653cm">
          <chartooo:coordinate-region svg:x="1.157cm" svg:y="0.39cm" svg:width="12.875cm" svg:height="7.774cm"/>
          <chart:axis chart:dimension="x" chart:name="primary-x" chart:style-name="ch4" chartooo:axis-type="auto">
            <chartooo:date-scale/>
            <chart:categories table:cell-range-address="Parabola.I4:Parabola.I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bola.J4:Parabola.J20" chart:label-cell-address="Parabola.J3:Parabola.J3" chart:class="chart:line">
            <chart:data-point chart:repeated="17"/>
          </chart:series>
          <chart:series chart:style-name="ch8" chart:values-cell-range-address="Parabola.K4:Parabola.K20" chart:label-cell-address="Parabola.K3:Parabola.K3" chart:class="chart:line">
            <chart:data-point chart:repeated="17"/>
          </chart:series>
          <chart:series chart:style-name="ch9" chart:values-cell-range-address="Parabola.I4:Parabola.I20" chart:label-cell-address="Parabola.I3:Parabola.I3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</text:p>
                <draw:g>
                  <svg:desc>Parabola.J3:Parabola.J3</svg:desc>
                </draw:g>
              </table:table-cell>
              <table:table-cell office:value-type="string">
                <text:p>Out+</text:p>
                <draw:g>
                  <svg:desc>Parabola.K3:Parabola.K3</svg:desc>
                </draw:g>
              </table:table-cell>
              <table:table-cell office:value-type="string">
                <text:p>In</text:p>
                <draw:g>
                  <svg:desc>Parabola.I3:Parabola.I3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Parabola.I4:Parabola.I20</svg:desc>
                </draw:g>
              </table:table-cell>
              <table:table-cell office:value-type="float" office:value="255">
                <text:p>255</text:p>
                <draw:g>
                  <svg:desc>Parabola.J4:Parabola.J20</svg:desc>
                </draw:g>
              </table:table-cell>
              <table:table-cell office:value-type="float" office:value="255">
                <text:p>255</text:p>
                <draw:g>
                  <svg:desc>Parabola.K4:Parabola.K20</svg:desc>
                </draw:g>
              </table:table-cell>
              <table:table-cell office:value-type="float" office:value="255">
                <text:p>255</text:p>
                <draw:g>
                  <svg:desc>Parabola.I4:Parabola.I20</svg:desc>
                </draw:g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0.849056603774">
                <text:p>230.849056603774</text:p>
              </table:table-cell>
              <table:table-cell office:value-type="float" office:value="230.849056603774">
                <text:p>230.84905660377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06.698113207547">
                <text:p>206.698113207547</text:p>
              </table:table-cell>
              <table:table-cell office:value-type="float" office:value="206.698113207547">
                <text:p>206.6981132075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82.547169811321">
                <text:p>182.547169811321</text:p>
              </table:table-cell>
              <table:table-cell office:value-type="float" office:value="182.547169811321">
                <text:p>182.54716981132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8.396226415094">
                <text:p>158.396226415094</text:p>
              </table:table-cell>
              <table:table-cell office:value-type="float" office:value="158.396226415094">
                <text:p>158.3962264150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34.245283018868">
                <text:p>134.245283018868</text:p>
              </table:table-cell>
              <table:table-cell office:value-type="float" office:value="134.245283018868">
                <text:p>134.2452830188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10.094339622642">
                <text:p>110.094339622642</text:p>
              </table:table-cell>
              <table:table-cell office:value-type="float" office:value="110.094339622642">
                <text:p>110.09433962264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5.9433962264151">
                <text:p>85.9433962264151</text:p>
              </table:table-cell>
              <table:table-cell office:value-type="float" office:value="85.9433962264151">
                <text:p>85.943396226415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1.7924528301887">
                <text:p>61.7924528301887</text:p>
              </table:table-cell>
              <table:table-cell office:value-type="float" office:value="61.7924528301887">
                <text:p>61.792452830188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7.6415094339623">
                <text:p>37.6415094339623</text:p>
              </table:table-cell>
              <table:table-cell office:value-type="float" office:value="37.6415094339623">
                <text:p>37.64150943396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4.84375">
                <text:p>14.84375</text:p>
              </table:table-cell>
              <table:table-cell office:value-type="float" office:value="9.84375">
                <text:p>9.843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2.34375">
                <text:p>12.34375</text:p>
              </table:table-cell>
              <table:table-cell office:value-type="float" office:value="7.34375">
                <text:p>7.343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.84375">
                <text:p>9.84375</text:p>
              </table:table-cell>
              <table:table-cell office:value-type="float" office:value="4.84375">
                <text:p>4.8437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.34375">
                <text:p>7.34375</text:p>
              </table:table-cell>
              <table:table-cell office:value-type="float" office:value="2.34375">
                <text:p>2.34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84375">
                <text:p>4.8437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34375">
                <text:p>2.343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